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office:version="1.2">
  <office:automatic-styles/>
  <office:body>
    <office:text>
      <text:h text:outline-level="1">IdeaCard: Monetization Optioning, Guardrails, and Poetic Exceptions</text:h>
      <text:p>Is CoAgent a kind of vibecoder app/enabler, and if so, should we try to sell it to OpenAI as a ChatGPT extension or API bolt-on of some kind? Or does ChatGPT want it to be a clone with special purpose kind of thing? Maybe its product category is vibe plugin, or some such?</text:p>
      <text:p>As we create business plans for much of what is in repos, we may want to put password protection on some of those files, so competitors do not steal all of our ideas along with all of our code. I know the cores of most products, if not all, will be open source, so Github is the right place to home these products or at least stage them, but some proprietary bits may be justified although subtly referenced and stored in a less accessible manner, right?</text:p>
      <text:p>Maybe I should use a stored certificate to open such less public bits? I could store this in Bitwarden, as that is the password keeper I use. Thus, Bitwarden could gate the opening of such files, and thus only I (or I with you helping) could open them.</text:p>
      <text:p>How soon can we get to migration done? I need to take a few days off with the kid.</text:p>
      <text:p>Regarding product usage tracking to see what is working out there, and upgrade notifications in app, and some way to gain better performance metrics and needs analysis and insight into finding and evolving monetization options, for all products, CoModules or other repo-based, do we have a typical strategy for this?</text:p>
      <text:p>When doing the final repo polish, ensure no snippet can be taken out of context to mean something less ethical than CoCivium might like, and/or no quotes can be created that look inherently detrimental to CoCivium's reputation.</text:p>
      <text:p>For example, some uses of “consent before coercion” could be misconstrued to mean coercion always follows consent. However, where poetic use of phrases/sentences is used, more leeway can be tolerated, so long as it looks like poetry and not like a canonical policy.</text:p>
      <text:p>So, we have set up a guard to ensure harmful phrases do not become part of canonical documents within CoCivium, or part of statements that can be interpreted or misinterpreted so as to damage CoCivium.</text:p>
      <text:p>Poetic phrases/sentences/etc are an exception to this guard, as they are for art, gravitas and inspiration and are thus less likely to be misconstrued as having harmful intent.</text:p>
      <text:p>Maybe there should be a reference document that catalogues all these “nasties” — like a bucket of phrases etc. that we continue to guard against, although likely they will coevolve out of the document to shed like dandruff into the bucket, in due course.</text:p>
      <text:p>I may be misinterpreting “Transcript lock” but we do not want to lock folks out of editing or even damaging docs, we just want to ensure damage is reversible and observabl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svg="urn:oasis:names:tc:opendocument:xmlns:svg-compatible:1.0" xmlns:draw="urn:oasis:names:tc:opendocument:xmlns:drawing:1.0" xmlns:table="urn:oasis:names:tc:opendocument:xmlns:table:1.0" xmlns:manifest="urn:oasis:names:tc:opendocument:xmlns:manifest:1.0" xmlns:chart="urn:oasis:names:tc:opendocument:xmlns:chart:1.0" xmlns:presentation="urn:oasis:names:tc:opendocument:xmlns:presentation:1.0" office:version="1.2">
  <office:meta>
    <meta:generator>ODFPY/1.4.1</meta:generator>
  </office:meta>
</office:document-meta>
</file>